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2c03" officeooo:paragraph-rsid="001d2c03"/>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contacte"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àgina principal</text:h>
      <text:p text:style-name="P1"/>
      <text:p text:style-name="P1">Principal Restes Contacte</text:p>
      <text:p text:style-name="P1">La Cova del Bolomor - Tavernes de la Valldigna</text:p>
      <text:p text:style-name="P1"/>
      <text:p text:style-name="P1">Cova del Bolomor és un important lloc a la vora de la Mediterrània on descobrir els orígens i les característiques del poblament Paleolític europeu i les formes de vida dels neandertals</text:p>
      <text:p text:style-name="P1"/>
      <text:p text:style-name="P1">L’excavació</text:p>
      <text:p text:style-name="P1"/>
      <text:p text:style-name="P1">Les intervencions arqueològiques a la Cova del Bolomor corresponen a les campanyes d’excavació que des de l’any 1989 es realitzen de forma planificada durant 30 dies a l’any pel Servici de Investigació Prehistòrica de la Diputació de València, amb el corresponent permís de la Conselleria de Cultura de la Generalitat Valenciana. Els resums d’aquestes actuacions anuals, formen part de les memòries d’excavació corresponents i el material arqueològic es troba dipositat al Museu de Prehistòria de València.</text:p>
      <text:p text:style-name="P1"/>
      <text:p text:style-name="P1">Campanya 2015</text:p>
      <text:p text:style-name="P1"/>
      <text:p text:style-name="P1">La vint-cinquena campanya d’excavació es va desenvolupar entre els dies 7 de setembre i 4 d’octubre de 2015. Les tasques de la mateixa es van centrar en l’actuació en extensió sobre el nivell XIII (MIS 7, ca 200.000 anys) del Sector Nord del jaciment, en el mateix espai que l’excavació de l’any anterior. L’actuació va afectar els quadres A10 a N12 amb una extensió de 42 m2 i una potència de 20 cm aixecada en capa única. Al Sector Occidental van continuar les tasques de neteja amb extracció de terres remogudes. En conjunt es van recuperar 3756 elements arqueològics (ossis i lítics) i van participar 22 excavadors entre tècnics i estudiants.</text:p>
      <text:p text:style-name="P1"/>
      <text:p text:style-name="P1">excavacio bolomor <text:s/>excavacio bolomor</text:p>
      <text:p text:style-name="P1">© Cova del Bolomor</text:p>
      <text:p text:style-name="P1"/>
      <text:h text:style-name="Heading_20_1" text:outline-level="1">Pàgina Restes</text:h>
      <text:p text:style-name="P1"/>
      <text:p text:style-name="P1">Principal Restes Contacte</text:p>
      <text:p text:style-name="P1">La Cova del Bolomor - Tavernes de la Valldigna</text:p>
      <text:p text:style-name="P1"/>
      <text:p text:style-name="P1">Cova del Bolomor és un important lloc a la vora de la Mediterrània on descobrir els orígens i les característiques del poblament Paleolític europeu i les formes de vida dels neandertals</text:p>
      <text:p text:style-name="P1"/>
      <text:p text:style-name="P1">Les restes fòssils humanes</text:p>
      <text:p text:style-name="P1"/>
      <text:p text:style-name="P1">A la Cova del Bolomor s’han trobat set ossos fòssils humans atribuïts genèricament a l’espècie Homo neanderthalensis. La procedència estratigràfica d’algunes d’aquestes peces és difícil de determinar, ja que foren recuperades en sediments remoguts pels antics treballs de pedrera. La resta d’elements, foren documentats en posició estratigràfica durant el procés d’excavació arqueològica. Aquests són:</text:p>
      <text:p text:style-name="P1"/>
      <text:p text:style-name="P1">Diàfisi de peroné d’un individu adult, trobat al nivell III. Cronologia estimada a 110.000 anys.</text:p>
      <text:p text:style-name="P1">Molar inferior d’un individu de 5 anys d’edat, del nivell IV. Cronologia 125.000 anys.</text:p>
      <text:p text:style-name="P1"><text:soft-page-break/>Molar decidu superior d’un individu de 6-9 mesos d’edat. Trobat a les remocions.</text:p>
      <text:p text:style-name="P1">Dent canina inferior de possible individu femení adult. Cronologia estimada entre 90- 110.000 anys.</text:p>
      <text:p text:style-name="P1">Dent canina superior d’individu adult masculí. Trobat a les remocions i bretxa adherida del nivell XIII (190-235.000 anys).</text:p>
      <text:p text:style-name="P1">Fragment de parietal d’individu adult coincident amb la sutura coronal. Cronologia estimada entre 90-110.000 anys.</text:p>
      <text:p text:style-name="P1">Fragment de parietal d’individu adult. Provinent de remocions i possiblement del nivell VI per la bretxa adherida. Cronologia estimada en 130.000 anys.</text:p>
      <text:p text:style-name="P1"/>
      <text:p text:style-name="P1">© Cova del Bolomor</text:p>
      <text:p text:style-name="P1"/>
      <text:h text:style-name="Heading_20_1" text:outline-level="1">Pàgina contacte</text:h>
      <text:p text:style-name="P1"/>
      <text:p text:style-name="P1">Principal Restes Contacte</text:p>
      <text:p text:style-name="P1">La Cova del Bolomor - Tavernes de la Valldigna</text:p>
      <text:p text:style-name="P1"/>
      <text:p text:style-name="P1">Cova del Bolomor és un important lloc a la vora de la Mediterrània on descobrir els orígens i les característiques del poblament Paleolític europeu i les formes de vida dels neandertals</text:p>
      <text:p text:style-name="P1"/>
      <text:p text:style-name="P1">Horari</text:p>
      <text:p text:style-name="P1"/>
      <text:p text:style-name="P1">De dilluns a dijous<text:tab/>Divendres<text:tab/>Dissabte<text:tab/>Diumenge</text:p>
      <text:p text:style-name="P1">10 - 14 h.<text:tab/>Tancat<text:tab/>Obert</text:p>
      <text:p text:style-name="P1">17 - 19 h.<text:tab/>Tancat<text:tab/>Obert<text:tab/>Tancat</text:p>
      <text:p text:style-name="P1">Contacta amb nosaltres</text:p>
      <text:p text:style-name="P1"/>
      <text:p text:style-name="P1">Contacte</text:p>
      <text:p text:style-name="P1">Nom </text:p>
      <text:p text:style-name="P1"/>
      <text:p text:style-name="P1">E-mail </text:p>
      <text:p text:style-name="P1"/>
      <text:p text:style-name="P1">Motiu de la consulta:</text:p>
      <text:p text:style-name="P1"/>
      <text:p text:style-name="P1"><text:s/>Visita individual</text:p>
      <text:p text:style-name="P1"/>
      <text:p text:style-name="P1"><text:s/>Visita grup</text:p>
      <text:p text:style-name="P1"/>
      <text:p text:style-name="P1"><text:s/>Informació</text:p>
      <text:p text:style-name="P1"/>
      <text:p text:style-name="P1">Missatge</text:p>
      <text:p text:style-name="P1"/>
      <text:p text:style-name="P1">Enviar <text:s/>Esborrar</text:p>
      <text:p text:style-name="P1"/>
      <text:p text:style-name="P1">També pot enviar-nos un correu electrònic a contacte@bolomor.com.</text:p>
      <text:p text:style-name="P1"/>
      <text:p text:style-name="P1">© Cova del Bolom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Sanchez</meta:initial-creator>
    <meta:creation-date>2017-11-17T10:28:09.080710544</meta:creation-date>
    <dc:date>2017-11-17T10:31:21.044040828</dc:date>
    <dc:creator>Ricardo Sanchez</dc:creator>
    <meta:editing-duration>PT3M13S</meta:editing-duration>
    <meta:editing-cycles>2</meta:editing-cycles>
    <meta:generator>LibreOffice/5.1.6.2$Linux_X86_64 LibreOffice_project/10m0$Build-2</meta:generator>
    <meta:document-statistic meta:table-count="0" meta:image-count="0" meta:object-count="0" meta:page-count="2" meta:paragraph-count="44" meta:word-count="557" meta:character-count="3552" meta:non-whitespace-character-count="3032"/>
  </office:meta>
</office:document-meta>
</file>